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d608" officeooo:paragraph-rsid="0015d608"/>
    </style:style>
    <style:style style:name="P2" style:family="paragraph" style:parent-style-name="Standard">
      <style:paragraph-properties fo:text-align="center" style:justify-single-word="false"/>
      <style:text-properties officeooo:rsid="0015d608" officeooo:paragraph-rsid="0015d608"/>
    </style:style>
    <style:style style:name="P3" style:family="paragraph" style:parent-style-name="Standard">
      <style:text-properties officeooo:rsid="0015d608" officeooo:paragraph-rsid="00172788"/>
    </style:style>
    <style:style style:name="P4" style:family="paragraph" style:parent-style-name="Standard">
      <style:text-properties officeooo:rsid="0015d608" officeooo:paragraph-rsid="0025064d"/>
    </style:style>
    <style:style style:name="P5" style:family="paragraph" style:parent-style-name="Standard">
      <style:text-properties officeooo:rsid="00172788" officeooo:paragraph-rsid="00172788"/>
    </style:style>
    <style:style style:name="P6" style:family="paragraph" style:parent-style-name="Standard">
      <style:text-properties officeooo:rsid="00172788" officeooo:paragraph-rsid="001737eb"/>
    </style:style>
    <style:style style:name="P7" style:family="paragraph" style:parent-style-name="Standard">
      <style:text-properties officeooo:rsid="00172788" officeooo:paragraph-rsid="00181f9b"/>
    </style:style>
    <style:style style:name="P8" style:family="paragraph" style:parent-style-name="Standard">
      <style:text-properties officeooo:rsid="00172788" officeooo:paragraph-rsid="002085e3"/>
    </style:style>
    <style:style style:name="P9" style:family="paragraph" style:parent-style-name="Standard">
      <style:text-properties officeooo:rsid="00181f9b" officeooo:paragraph-rsid="00195374"/>
    </style:style>
    <style:style style:name="P10" style:family="paragraph" style:parent-style-name="Standard">
      <style:text-properties officeooo:rsid="00181f9b" officeooo:paragraph-rsid="0025064d"/>
    </style:style>
    <style:style style:name="P11" style:family="paragraph" style:parent-style-name="Standard">
      <style:text-properties officeooo:rsid="00195374" officeooo:paragraph-rsid="00195374"/>
    </style:style>
    <style:style style:name="P12" style:family="paragraph" style:parent-style-name="Standard">
      <style:text-properties officeooo:rsid="001afb71" officeooo:paragraph-rsid="001afb71"/>
    </style:style>
    <style:style style:name="P13" style:family="paragraph" style:parent-style-name="Standard">
      <style:text-properties officeooo:rsid="001afb71" officeooo:paragraph-rsid="001b89ed"/>
    </style:style>
    <style:style style:name="P14" style:family="paragraph" style:parent-style-name="Standard">
      <style:text-properties officeooo:rsid="001afb71" officeooo:paragraph-rsid="0027c424"/>
    </style:style>
    <style:style style:name="P15" style:family="paragraph" style:parent-style-name="Standard">
      <style:text-properties officeooo:rsid="001b89ed" officeooo:paragraph-rsid="001cc739"/>
    </style:style>
    <style:style style:name="P16" style:family="paragraph" style:parent-style-name="Standard">
      <style:text-properties officeooo:rsid="001b89ed" officeooo:paragraph-rsid="001e997d"/>
    </style:style>
    <style:style style:name="P17" style:family="paragraph" style:parent-style-name="Standard">
      <style:text-properties officeooo:rsid="001b89ed" officeooo:paragraph-rsid="002a6819"/>
    </style:style>
    <style:style style:name="P18" style:family="paragraph" style:parent-style-name="Standard">
      <style:text-properties officeooo:rsid="001e997d" officeooo:paragraph-rsid="001e997d"/>
    </style:style>
    <style:style style:name="P19" style:family="paragraph" style:parent-style-name="Standard">
      <style:text-properties officeooo:rsid="001e997d" officeooo:paragraph-rsid="002a6819"/>
    </style:style>
    <style:style style:name="P20" style:family="paragraph" style:parent-style-name="Standard">
      <style:text-properties officeooo:rsid="002085e3" officeooo:paragraph-rsid="002085e3"/>
    </style:style>
    <style:style style:name="P21" style:family="paragraph" style:parent-style-name="Standard">
      <style:paragraph-properties fo:text-align="center" style:justify-single-word="false"/>
      <style:text-properties officeooo:rsid="002085e3" officeooo:paragraph-rsid="0021b2dc"/>
    </style:style>
    <style:style style:name="P22" style:family="paragraph" style:parent-style-name="Standard">
      <style:text-properties officeooo:rsid="0020dbf3" officeooo:paragraph-rsid="0020dbf3"/>
    </style:style>
    <style:style style:name="P23" style:family="paragraph" style:parent-style-name="Standard">
      <style:text-properties officeooo:rsid="0021b2dc" officeooo:paragraph-rsid="0021b2dc"/>
    </style:style>
    <style:style style:name="P24" style:family="paragraph" style:parent-style-name="Standard">
      <style:text-properties fo:font-style="italic" officeooo:rsid="0021b2dc" officeooo:paragraph-rsid="00235736" style:font-style-asian="italic" style:font-style-complex="italic"/>
    </style:style>
    <style:style style:name="P25" style:family="paragraph" style:parent-style-name="Standard">
      <style:text-properties officeooo:rsid="00268fe4" officeooo:paragraph-rsid="00268fe4"/>
    </style:style>
    <style:style style:name="P26" style:family="paragraph" style:parent-style-name="Standard">
      <style:text-properties officeooo:rsid="0027c424" officeooo:paragraph-rsid="0027c424"/>
    </style:style>
    <style:style style:name="P27" style:family="paragraph" style:parent-style-name="Standard">
      <style:text-properties officeooo:rsid="0028a3ec" officeooo:paragraph-rsid="0028a3ec"/>
    </style:style>
    <style:style style:name="P28" style:family="paragraph" style:parent-style-name="Standard">
      <style:text-properties officeooo:rsid="002aaf01" officeooo:paragraph-rsid="002aaf01"/>
    </style:style>
    <style:style style:name="P29" style:family="paragraph" style:parent-style-name="Standard" style:list-style-name="L1">
      <style:text-properties officeooo:rsid="002aaf01" officeooo:paragraph-rsid="002aaf01"/>
    </style:style>
    <style:style style:name="P30" style:family="paragraph" style:parent-style-name="Standard" style:list-style-name="L1">
      <style:text-properties officeooo:rsid="002b58f3" officeooo:paragraph-rsid="002b58f3"/>
    </style:style>
    <style:style style:name="P31" style:family="paragraph" style:parent-style-name="Standard">
      <style:text-properties officeooo:rsid="002b58f3" officeooo:paragraph-rsid="002b58f3"/>
    </style:style>
    <style:style style:name="P32" style:family="paragraph" style:parent-style-name="Standard">
      <style:text-properties officeooo:rsid="002c2274" officeooo:paragraph-rsid="002c2274"/>
    </style:style>
    <style:style style:name="P33" style:family="paragraph" style:parent-style-name="Standard">
      <style:text-properties officeooo:rsid="002d5c53" officeooo:paragraph-rsid="002d5c53"/>
    </style:style>
    <style:style style:name="T1" style:family="text">
      <style:text-properties officeooo:rsid="00172788"/>
    </style:style>
    <style:style style:name="T2" style:family="text">
      <style:text-properties officeooo:rsid="001737eb"/>
    </style:style>
    <style:style style:name="T3" style:family="text">
      <style:text-properties officeooo:rsid="00181f9b"/>
    </style:style>
    <style:style style:name="T4" style:family="text">
      <style:text-properties officeooo:rsid="00195374"/>
    </style:style>
    <style:style style:name="T5" style:family="text">
      <style:text-properties officeooo:rsid="001afb71"/>
    </style:style>
    <style:style style:name="T6" style:family="text">
      <style:text-properties officeooo:rsid="001b2f40"/>
    </style:style>
    <style:style style:name="T7" style:family="text">
      <style:text-properties officeooo:rsid="001b89ed"/>
    </style:style>
    <style:style style:name="T8" style:family="text">
      <style:text-properties officeooo:rsid="001cc739"/>
    </style:style>
    <style:style style:name="T9" style:family="text">
      <style:text-properties style:text-position="sub 58%" officeooo:rsid="001cc739"/>
    </style:style>
    <style:style style:name="T10" style:family="text">
      <style:text-properties style:text-position="sub 58%" officeooo:rsid="001e997d"/>
    </style:style>
    <style:style style:name="T11" style:family="text">
      <style:text-properties style:text-position="sub 58%" officeooo:rsid="002a6819"/>
    </style:style>
    <style:style style:name="T12" style:family="text">
      <style:text-properties style:text-position="0% 100%"/>
    </style:style>
    <style:style style:name="T13" style:family="text">
      <style:text-properties style:text-position="0% 100%" officeooo:rsid="001cc739"/>
    </style:style>
    <style:style style:name="T14" style:family="text">
      <style:text-properties style:text-position="0% 100%" officeooo:rsid="001e997d"/>
    </style:style>
    <style:style style:name="T15" style:family="text">
      <style:text-properties style:text-position="0% 100%" fo:font-style="italic" style:font-style-asian="italic" style:font-style-complex="italic"/>
    </style:style>
    <style:style style:name="T16" style:family="text">
      <style:text-properties style:text-position="0% 100%" fo:font-style="italic" officeooo:rsid="0021b2dc" style:font-style-asian="italic" style:font-style-complex="italic"/>
    </style:style>
    <style:style style:name="T17" style:family="text">
      <style:text-properties style:text-position="0% 100%" fo:font-weight="bold" style:font-weight-asian="bold" style:font-weight-complex="bold"/>
    </style:style>
    <style:style style:name="T18" style:family="text">
      <style:text-properties style:text-position="0% 100%" officeooo:rsid="0020dbf3"/>
    </style:style>
    <style:style style:name="T19" style:family="text">
      <style:text-properties style:text-position="0% 100%" officeooo:rsid="0021b2dc"/>
    </style:style>
    <style:style style:name="T20" style:family="text">
      <style:text-properties style:text-position="0% 100%" officeooo:rsid="002a6819"/>
    </style:style>
    <style:style style:name="T21" style:family="text">
      <style:text-properties style:text-position="0% 100%" officeooo:rsid="002aaf01"/>
    </style:style>
    <style:style style:name="T22" style:family="text">
      <style:text-properties style:text-position="0% 100%" officeooo:rsid="002b58f3"/>
    </style:style>
    <style:style style:name="T23" style:family="text">
      <style:text-properties style:text-position="0% 100%" officeooo:rsid="002d5c53"/>
    </style:style>
    <style:style style:name="T24" style:family="text">
      <style:text-properties officeooo:rsid="001e997d"/>
    </style:style>
    <style:style style:name="T25" style:family="text">
      <style:text-properties officeooo:rsid="00235736"/>
    </style:style>
    <style:style style:name="T26" style:family="text">
      <style:text-properties officeooo:rsid="0025064d"/>
    </style:style>
    <style:style style:name="T27" style:family="text">
      <style:text-properties officeooo:rsid="00268fe4"/>
    </style:style>
    <style:style style:name="T28" style:family="text">
      <style:text-properties officeooo:rsid="0027c424"/>
    </style:style>
    <style:style style:name="T29" style:family="text">
      <style:text-properties officeooo:rsid="0028a3ec"/>
    </style:style>
    <style:style style:name="T30" style:family="text">
      <style:text-properties officeooo:rsid="002a681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lpha Theorem Proving</text:p>
      <text:p text:style-name="P2">by Sven Nilsen, 2018</text:p>
      <text:p text:style-name="P1"/>
      <text:p text:style-name="P24">In this paper I represent a way to do theorem proving in path semantics <text:span text:style-name="T25">a bit </text:span>similar to Kurt Goëdel’s encoding of expressions in first order logic used in the proof of the incompleteness theorem, called “alpha theorem proving” due to a special `<text:span text:style-name="T1">α</text:span>` function. <text:span text:style-name="T25">The `α` function operates on expressions following semantics of Alfred Tarski’s truth hierarchy. This permits a style of theorem proving that is formal, yet favors mathematical intuition, because it does not require a full formal definition of path semantics nor complete knowledge about its internal laws. This result resolves a major milestone of the goals of path semantics, which is how to check path semantical proofs for soundness, given that the language of path semantics is unbounded across infinite cardinal hierarchies. This holds for any mathematical proof of finite amount of expressions.</text:span></text:p>
      <text:p text:style-name="P1"/>
      <text:p text:style-name="P4">Assume you have N mathematical objects. To describe the properties of these N mathematical objects, one uses path semantics (which is equivalent to using functions to describe things). Whatever the mathematical objects are and what one can say them, the same can be said using functions that replaces each mathematical object with a natural number. While there in principle could be possible to describe an uncountable infinite amount of objects with path semantics, such as real numbers, most proofs are only concerned by, at most, countable infinite objects <text:span text:style-name="T26">as higher order relations</text:span>.</text:p>
      <text:p text:style-name="P4"/>
      <text:p text:style-name="P4">With other words, there are a finite amount of expressions in the proof and what can be said about them, that is relevant, is usually countable infinite or finite. <text:span text:style-name="T1">Therefore, to show that a such proof is sound, it is sufficient to show that there exists a function mapping from each expression to a natural number such that all constraints in the mathematical language are satisfied. This technique is called “alpha theorem proving” because the function mapping expressions to natural numbers uses the greek symbol `α`. One can also use another symbol or name as long it is not mixed up with other functions.</text:span></text:p>
      <text:p text:style-name="P1"/>
      <text:p text:style-name="P3"><text:tab/> <text:span text:style-name="T1">α : expression → nat</text:span></text:p>
      <text:p text:style-name="P3"/>
      <text:p text:style-name="P5">Since `α` takes an expression, the argument is quoted, but this is often <text:span text:style-name="T2">assumed by treating it as special. Quotation in this context means reference to some mathematical theory at meta-level which, unless specified otherwise, follows the truth hierarchy developed by the logician Alfred Tarski. In path semantics, the mathematical theory is path semantics, so one uses alpha theorem proving in path semantics to talk about itself.</text:span></text:p>
      <text:p text:style-name="P3"/>
      <text:p text:style-name="P5">For example, <text:span text:style-name="T2">you have two objects `x` and `y`:</text:span></text:p>
      <text:p text:style-name="P5"/>
      <text:p text:style-name="P5"><text:tab/><text:span text:style-name="T2">x : bool<text:tab/><text:tab/><text:tab/><text:tab/><text:tab/>`x` is of type `bool`</text:span></text:p>
      <text:p text:style-name="P5"><text:tab/><text:span text:style-name="T2">y : bool<text:tab/><text:tab/><text:tab/><text:tab/><text:tab/>`y` is of type `bool`</text:span></text:p>
      <text:p text:style-name="P8"/>
      <text:p text:style-name="P8"><text:tab/>α<text:span text:style-name="T3">(“bool”) = </text:span>α<text:span text:style-name="T3">(bool) = 0<text:tab/><text:tab/><text:tab/>`bool` is quoted because it is not quantified</text:span></text:p>
      <text:p text:style-name="P8"><text:tab/>α<text:span text:style-name="T3">(“x”) = </text:span>α<text:span text:style-name="T3">(x) = 1<text:tab/><text:tab/><text:tab/><text:tab/>`x` is quoted because it is not quantified</text:span></text:p>
      <text:p text:style-name="P8"><text:tab/>α<text:span text:style-name="T3">(“y”) = </text:span>α<text:span text:style-name="T3">(y) = 2<text:tab/><text:tab/><text:tab/><text:tab/>`y` is quoted because it is not quantified</text:span></text:p>
      <text:p text:style-name="P6"><text:tab/>α<text:span text:style-name="T2">(“x : bool”) = <text:s/></text:span>α<text:span text:style-name="T2">(x : bool) = 3<text:tab/><text:tab/>`x : bool` is quoted because it is not quantified</text:span></text:p>
      <text:p text:style-name="P6"><text:tab/>α<text:span text:style-name="T2">(“y : bool”) = <text:s/></text:span>α<text:span text:style-name="T2">(y : bool) = 4<text:tab/><text:tab/>`y : bool` is quoted because it is not quantified</text:span></text:p>
      <text:p text:style-name="P7"/>
      <text:p text:style-name="P10"><text:soft-page-break/><text:span text:style-name="T26">In the example above</text:span>, every expression is assigned a number by the `<text:span text:style-name="T1">α</text:span>` function.</text:p>
      <text:p text:style-name="P10"/>
      <text:p text:style-name="P10"><text:span text:style-name="T4">It does not matter which numbers one uses, as long one does not do things like `α(x) = 0` and `α(bool) = 0`, because a member of a type is not identical to its type, so the assigned numbers should be different.</text:span></text:p>
      <text:p text:style-name="P10"/>
      <text:p text:style-name="P10"><text:span text:style-name="T4">One could also assign `x` and `y` the same number, written `α(x) = 1` and `α(y) = 1`, because there is no constraint that these mathematical objects are not the same.</text:span></text:p>
      <text:p text:style-name="P9"/>
      <text:p text:style-name="P11">Since `<text:span text:style-name="T1">α</text:span>` is a function in the mathematical theory itself, one must assign a number to the expression that assigns a number, recursively. <text:span text:style-name="T5">One way is to do the following:</text:span></text:p>
      <text:p text:style-name="P7"/>
      <text:p text:style-name="P6"><text:tab/>∀ <text:span text:style-name="T2">a : expression { </text:span>α<text:span text:style-name="T2">(“</text:span>α<text:span text:style-name="T2">(a)”) = </text:span>α<text:span text:style-name="T2">(a) }<text:tab/><text:tab/>`a` is not quoted because it is quantified</text:span></text:p>
      <text:p text:style-name="P6"/>
      <text:p text:style-name="P25">This assumes that the recursive hierarchy is not talked about in a way that makes the constraints inconsistent with the constraints that apply to mathematical objects in the proof.</text:p>
      <text:p text:style-name="P6"/>
      <text:p text:style-name="P12">The type `expression` of `a` can be inferred from the function type of `<text:span text:style-name="T1">α</text:span>`, so one can write like this:</text:p>
      <text:p text:style-name="P12"/>
      <text:p text:style-name="P12"><text:tab/><text:span text:style-name="T1">∀ a { α(“α(a)”) = α(a) }</text:span></text:p>
      <text:p text:style-name="P12"/>
      <text:p text:style-name="P14"><text:span text:style-name="T27">O</text:span>ne should also assign <text:span text:style-name="T6">a number to every operator on the numbers mapped to by `α`.</text:span></text:p>
      <text:p text:style-name="P14"/>
      <text:p text:style-name="P14"><text:span text:style-name="T28">For example, all binary operators:</text:span></text:p>
      <text:p text:style-name="P12"/>
      <text:p text:style-name="P12"><text:tab/><text:span text:style-name="T1">∀ a, </text:span>b, f<text:span text:style-name="T1"> { α(“α</text:span>(\”f(<text:span text:style-name="T1">α(a), α</text:span>(b))\”)<text:span text:style-name="T1">”) = α(“</text:span>f(<text:span text:style-name="T1">α(a), α</text:span>(b))”<text:span text:style-name="T1">) }</text:span></text:p>
      <text:p text:style-name="P12"/>
      <text:p text:style-name="P12"><text:tab/><text:span text:style-name="T27">f : nat ⨯ nat → any</text:span></text:p>
      <text:p text:style-name="P12"/>
      <text:p text:style-name="P26">There exists a more general way to do this. Under<text:span text:style-name="T6"> function currying and lambda abstraction, this forms a Cartesian closed category of everything that can be said about the objects as their proof-theoretical properties. In this category, constructed lambdas by function application</text:span> are also<text:span text:style-name="T6"> morphisms:</text:span></text:p>
      <text:p text:style-name="P13"/>
      <text:p text:style-name="P13"><text:tab/><text:span text:style-name="T7">f’ := \(x) = \(y) = \(z) = f(x, y, z)<text:tab/>Cheating by turning all functions into category morphisms</text:span></text:p>
      <text:p text:style-name="P13"/>
      <text:p text:style-name="P13"><text:tab/><text:span text:style-name="T7">f’(a)(b)(c) = f(a, b, c)<text:tab/><text:tab/><text:tab/>Function application is a diagram in the category</text:span></text:p>
      <text:p text:style-name="P13"/>
      <text:p text:style-name="P26">All operators on the numbers mapped to by `<text:span text:style-name="T1">α</text:span>` <text:span text:style-name="T29">are assigned recursively:</text:span></text:p>
      <text:p text:style-name="P13"/>
      <text:p text:style-name="P14"><text:tab/><text:span text:style-name="T1">∀ a, f { α(“α(f(\”α(a)\”))”) = α(“f(α(a))”) }</text:span></text:p>
      <text:p text:style-name="P13"/>
      <text:p text:style-name="P27">Notice that this is a special case of the first recursive assignment where `a =&gt; <text:span text:style-name="T1">“f(α(a))”</text:span>` for some `a`:</text:p>
      <text:p text:style-name="P27"/>
      <text:p text:style-name="P27"><text:tab/><text:span text:style-name="T1">∀ a { α(“α(a)”) = α(a) } </text:span>=&gt; <text:span text:style-name="T1">∀ a, f { α(“α(f(\”α(a)\”))”) = α(“f(α(a))”) }</text:span></text:p>
      <text:p text:style-name="P13"/>
      <text:p text:style-name="P27">Therefore, it is sufficient to use the first law when convenient and then assume function currying and lambda abstraction.</text:p>
      <text:p text:style-name="P13"/>
      <text:p text:style-name="P15">However, this recursive assignment is merely a technical<text:span text:style-name="T30">it</text:span>y, for the <text:span text:style-name="T24">reason that </text:span>follow<text:span text:style-name="T24">s.</text:span></text:p>
      <text:p text:style-name="P17"><text:soft-page-break/><text:span text:style-name="T8">T</text:span>here exists some algorithm that outputs every assignment <text:span text:style-name="T8">in a proof</text:span><text:span text:style-name="T9">0</text:span> one by one, <text:span text:style-name="T8">of the function `α</text:span><text:span text:style-name="T9">0</text:span><text:span text:style-name="T8">` and some algorithm that outputs every assignment in a proof</text:span><text:span text:style-name="T9">1</text:span><text:span text:style-name="T8"> one by one, of the function </text:span><text:span text:style-name="T14">`</text:span><text:span text:style-name="T13">α</text:span><text:span text:style-name="T11">1</text:span><text:span text:style-name="T14">`</text:span><text:span text:style-name="T8">:</text:span></text:p>
      <text:p text:style-name="P15"/>
      <text:p text:style-name="P16"><text:tab/>∀ <text:span text:style-name="T8">i, x : [α</text:span><text:span text:style-name="T9">0</text:span><text:span text:style-name="T8">] i { yield x</text:span><text:span text:style-name="T13"> }<text:tab/><text:tab/>Generates all expressions </text:span><text:span text:style-name="T14">mapped by `</text:span><text:span text:style-name="T13">α</text:span><text:span text:style-name="T9">0</text:span><text:span text:style-name="T14">`</text:span></text:p>
      <text:p text:style-name="P17"><text:span text:style-name="T14"><text:tab/></text:span><text:span text:style-name="T12">∀ </text:span><text:span text:style-name="T13">i, x : [α</text:span><text:span text:style-name="T11">1</text:span><text:span text:style-name="T13">] i { yield x }<text:tab/><text:tab/>Generates all expressions </text:span><text:span text:style-name="T14">mapped by `</text:span><text:span text:style-name="T13">α</text:span><text:span text:style-name="T11">1</text:span><text:span text:style-name="T14">`</text:span></text:p>
      <text:p text:style-name="P15"/>
      <text:p text:style-name="P15">If <text:span text:style-name="T8">it is possible to run both these algorithms forward without discovering any constraint conflict for any moment in the future, then there exists a function `α</text:span><text:span text:style-name="T9">01</text:span><text:span text:style-name="T8">` mapping the assigned numbers in a such way that no constraint conflict happens with another. This means there exists some algorithm that outputs every assignment from `α</text:span><text:span text:style-name="T9">01</text:span><text:span text:style-name="T8">`:</text:span></text:p>
      <text:p text:style-name="P15"/>
      <text:p text:style-name="P17"><text:tab/>∀ <text:span text:style-name="T8">i, x : [α</text:span><text:span text:style-name="T9">0</text:span><text:span text:style-name="T10">1</text:span><text:span text:style-name="T8">] i { yield x</text:span><text:span text:style-name="T13"> }<text:tab/><text:tab/>Generates all expressions </text:span><text:span text:style-name="T14">mapped by `</text:span><text:span text:style-name="T13">α</text:span><text:span text:style-name="T11">01</text:span><text:span text:style-name="T14">`</text:span></text:p>
      <text:p text:style-name="P16"><text:span text:style-name="T13"/></text:p>
      <text:p text:style-name="P19"><text:span text:style-name="T13">T</text:span><text:span text:style-name="T12">his argument has brought us full circle mapping back to </text:span><text:span text:style-name="T20">its own type</text:span><text:span text:style-name="T12">, </text:span><text:span text:style-name="T20">making it possible to possible to compose proofs</text:span><text:span text:style-name="T12">. Notice that this is a one-to-one mapping with the natural numbers and therefore an infinite, yet countable set.</text:span></text:p>
      <text:p text:style-name="P19"><text:span text:style-name="T12"/></text:p>
      <text:p text:style-name="P19"><text:span text:style-name="T12">If a mathematical theory using alpha theorem proving is </text:span><text:span text:style-name="T15">already assumed</text:span><text:span text:style-name="T12"> with respect to a new proof, there is no need to specify the old mapping in the context of the new proof, assuming that no such constraint conflict occurs. </text:span><text:span text:style-name="T20">All constraints of the </text:span><text:span text:style-name="T21">old </text:span><text:span text:style-name="T20">`</text:span><text:span text:style-name="T13">α</text:span><text:span text:style-name="T20">` mappings carries over to the new </text:span><text:span text:style-name="T21">proof</text:span><text:span text:style-name="T20">.</text:span></text:p>
      <text:p text:style-name="P18"><text:span text:style-name="T12"/></text:p>
      <text:p text:style-name="P28"><text:span text:style-name="T12">Instead of specifying recursive constraints and language semantics for every proof, they only need to be specified once and then assumed in new proofs.</text:span></text:p>
      <text:p text:style-name="P18"><text:span text:style-name="T12"/></text:p>
      <text:p text:style-name="P18"><text:span text:style-name="T12">This means the previous example can be simplified to:</text:span></text:p>
      <text:p text:style-name="P18"><text:span text:style-name="T12"/></text:p>
      <text:p text:style-name="P18"><text:span text:style-name="T12"><text:tab/>x : bool</text:span></text:p>
      <text:p text:style-name="P18"><text:span text:style-name="T12"><text:tab/>y : bool</text:span></text:p>
      <text:p text:style-name="P18"><text:span text:style-name="T12"/></text:p>
      <text:p text:style-name="P28"><text:span text:style-name="T12">Which is identical to path semantics itself! Alpha theorem proving in path semantics means that the language of path semantics can be specified in a such way that it turns into invisible sugar.</text:span><text:span text:style-name="T14"> There are no constraints here except those defined by the notation, making the proof trivial to check.</text:span></text:p>
      <text:p text:style-name="P20"><text:span text:style-name="T12"/></text:p>
      <text:p text:style-name="P28"><text:span text:style-name="T12">Now, I will show that this trick can be played in reverse: Alpha theorem proving can be used to prove theorems for which semantics is governed by laws that is yet to be specified in a formal way.</text:span></text:p>
      <text:p text:style-name="P20"><text:span text:style-name="T12"/></text:p>
      <text:p text:style-name="P20"><text:span text:style-name="T12">Notice that in path semantics, there is no exhaustive definition of what path semantics is. One would then suspect that path semantics is not consistent. However, the surprising thing is that no exhaustive definition is needed!</text:span></text:p>
      <text:p text:style-name="P20"><text:span text:style-name="T12"/></text:p>
      <text:p text:style-name="P20"><text:span text:style-name="T12">Remember, the `</text:span><text:span text:style-name="T13">α</text:span><text:span text:style-name="T12">` function maps to </text:span><text:span text:style-name="T15">natural numbers</text:span><text:span text:style-name="T12">. While the way mathematical objects are mapped can be difficult to check for correctness, assigning a number to an object is a trivial operation to do, once you know which number it should be assigned to. </text:span><text:span text:style-name="T21">You might ask: W</text:span><text:span text:style-name="T12">hy is this such a big deal?</text:span></text:p>
      <text:p text:style-name="P20"><text:span text:style-name="T12"/></text:p>
      <text:p text:style-name="P21"><text:span text:style-name="T12">The major insight of alpha theorem proving is that<text:line-break/>the definition of the mathematically theory </text:span><text:span text:style-name="T17">does not matter</text:span><text:span text:style-name="T12">,<text:line-break/>as long the </text:span><text:span text:style-name="T13">α-</text:span><text:span text:style-name="T15">assignment</text:span><text:span text:style-name="T12"> </text:span><text:span text:style-name="T18">in any particular proof </text:span><text:span text:style-name="T12">is consistent with<text:line-break/>any </text:span><text:span text:style-name="T17">future development of the definition</text:span><text:span text:style-name="T12">!</text:span></text:p>
      <text:p text:style-name="P20"><text:span text:style-name="T12"/></text:p>
      <text:p text:style-name="P22"><text:soft-page-break/><text:span text:style-name="T12">For example, if I assign `</text:span><text:span text:style-name="T13">α</text:span><text:span text:style-name="T12">(x) = 1` and `</text:span><text:span text:style-name="T13">α</text:span><text:span text:style-name="T12">(y) = 2` in one proof, then </text:span><text:span text:style-name="T19">after a while</text:span><text:span text:style-name="T12"> I come up with some insight that `</text:span><text:span text:style-name="T13">α</text:span><text:span text:style-name="T12">(x) ¬= </text:span><text:span text:style-name="T13">α</text:span><text:span text:style-name="T12">(y)`, which might not be obvious at first, I can simply go back and check:</text:span></text:p>
      <text:p text:style-name="P22"><text:span text:style-name="T12"/></text:p>
      <text:p text:style-name="P22"><text:span text:style-name="T12"><text:tab/></text:span><text:span text:style-name="T13">α</text:span><text:span text:style-name="T12">(x) ¬= </text:span><text:span text:style-name="T13">α</text:span><text:span text:style-name="T12">(y)</text:span></text:p>
      <text:p text:style-name="P22"><text:span text:style-name="T12"><text:tab/>1 ¬= 2</text:span></text:p>
      <text:p text:style-name="P22"><text:span text:style-name="T12"><text:tab/>true</text:span></text:p>
      <text:p text:style-name="P22"><text:span text:style-name="T12"/></text:p>
      <text:p text:style-name="P22"><text:span text:style-name="T12">While the reason for this inequality </text:span><text:span text:style-name="T19">was not known until later, it had no bad impact on the existing proofs because they </text:span><text:span text:style-name="T16">already</text:span><text:span text:style-name="T19"> satisfied the constraints that was to be discovered in the future.</text:span></text:p>
      <text:p text:style-name="P22"><text:span text:style-name="T19"/></text:p>
      <text:p text:style-name="P23"><text:span text:style-name="T12">This means alpha theorem proving permits a style of mathematical proofs that favors intuition, yet in a formal way, such that proofs can be checked later with future versions of path semantics.</text:span></text:p>
      <text:p text:style-name="P23"><text:span text:style-name="T12"/></text:p>
      <text:p text:style-name="P28"><text:span text:style-name="T12">However, there are some things worth to keep in mind:</text:span></text:p>
      <text:p text:style-name="P28"><text:span text:style-name="T12"/></text:p>
      <text:list xml:id="list3332968974162140919" text:style-name="L1">
        <text:list-item>
          <text:p text:style-name="P29"><text:span text:style-name="T12">Alpha theorem proving only works on proofs of finite amount of expressions</text:span></text:p>
        </text:list-item>
        <text:list-item>
          <text:p text:style-name="P30"><text:span text:style-name="T12">You are allowed to describe uncountable sets, as long you talk about them in a countable set</text:span></text:p>
        </text:list-item>
        <text:list-item>
          <text:p text:style-name="P30"><text:span text:style-name="T12">It might be very hard to prove things about programs that generate new programs</text:span></text:p>
        </text:list-item>
        <text:list-item>
          <text:p text:style-name="P30"><text:span text:style-name="T12">It might be very hard to prove things about programs that modify themselves</text:span></text:p>
        </text:list-item>
      </text:list>
      <text:p text:style-name="P31"><text:span text:style-name="T12"/></text:p>
      <text:p text:style-name="P31"><text:span text:style-name="T12">While this might seem like a severe limitation at first, it is not. Since the `</text:span><text:span text:style-name="T13">α</text:span><text:span text:style-name="T12">` function is part of path semantics itself, as long as you are able to define how uncountable sets are talked about in terms of a countable set using the `</text:span><text:span text:style-name="T13">α</text:span><text:span text:style-name="T12">` function, even meta-uncountable sets might be possible to ground, as long there is a countable proof somewhere that has a satisfied `</text:span><text:span text:style-name="T13">α</text:span><text:span text:style-name="T12">` function. Also, these proofs do not need to be found before you assume them, since you can assume they will be found sometime in the future or possible to be found given infinite computing power and time.</text:span></text:p>
      <text:p text:style-name="P31"><text:span text:style-name="T12"/></text:p>
      <text:p text:style-name="P32"><text:span text:style-name="T12">It is important that the </text:span><text:span text:style-name="T22">`</text:span><text:span text:style-name="T13">α</text:span><text:span text:style-name="T22">` function </text:span><text:span text:style-name="T12">remains uninterpreted at the start for every new proof. This is what makes it special from other functions. You can not assume that </text:span><text:span text:style-name="T22">`</text:span><text:span text:style-name="T13">α</text:span><text:span text:style-name="T22">` function </text:span><text:span text:style-name="T12">has a specific universal interpretation, otherwise path semantics can not be developed further. Since the language of path semantics is unbounded across infinite cardinal hierarchies, it means that the </text:span><text:span text:style-name="T22">`</text:span><text:span text:style-name="T13">α</text:span><text:span text:style-name="T22">` function </text:span><text:span text:style-name="T12">must remain uninterpreted, or “erased” sort of speak.</text:span></text:p>
      <text:p text:style-name="P32"><text:span text:style-name="T12"/></text:p>
      <text:p text:style-name="P32"><text:span text:style-name="T12">Notice that there is no requirement that the </text:span><text:span text:style-name="T22">`</text:span><text:span text:style-name="T13">α</text:span><text:span text:style-name="T22">` function </text:span><text:span text:style-name="T12">is the same for all observers. It only matters that there exists a way to assign mathematical objects to natural numbers, irrespective of the underlying nature of what these mathematical objects represent. If this is possible, then the proof has been proven and can be built upon without further mental burden. The shared knowledge lies within the language of path semantics, not in the semantics of the specific </text:span><text:span text:style-name="T22">`</text:span><text:span text:style-name="T13">α</text:span><text:span text:style-name="T22">` function </text:span><text:span text:style-name="T12">for a particular proof.</text:span></text:p>
      <text:p text:style-name="P32"><text:span text:style-name="T12"/></text:p>
      <text:p text:style-name="P33"><text:span text:style-name="T12">It might seem weird that a such thing is possible, but considering that path semantics only concerns itself about how one can talk about objects to distinguish their identities, it follows from how the </text:span><text:span text:style-name="T22">`</text:span><text:span text:style-name="T13">α</text:span><text:span text:style-name="T22">` function </text:span><text:span text:style-name="T12">works that everything that is said about the mathematical objects in question are relations that are relevant in a particular proof of countable cardinality. Otherwise, one must create a device able to communicate an infinite amount of information.</text:span></text:p>
      <text:p text:style-name="P32"><text:span text:style-name="T12"/></text:p>
      <text:p text:style-name="P32"><text:span text:style-name="T12">Alpha theorem proving solves a major milestone of the goals of path semantics, which </text:span><text:span text:style-name="T23">is how to check path semantical proofs for soundness. I also avoided specifying any particular semantics of path semantics in general, which are subjects for future pap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8T06:06:25.370898000</meta:creation-date>
    <dc:date>2018-07-08T10:05:51.617408000</dc:date>
    <meta:editing-duration>PT6M18S</meta:editing-duration>
    <meta:editing-cycles>1</meta:editing-cycles>
    <meta:document-statistic meta:table-count="0" meta:image-count="0" meta:object-count="0" meta:page-count="4" meta:paragraph-count="68" meta:word-count="1949" meta:character-count="11208" meta:non-whitespace-character-count="9280"/>
    <meta:generator>LibreOffice/5.1.2.2$MacOSX_X86_64 LibreOffice_project/d3bf12ecb743fc0d20e0be0c58ca359301eb705f</meta:generator>
  </office:meta>
</office:document-meta>
</file>